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ff loss function" table:style-name="ta1">
        <table:table-column table:style-name="co1" table:number-columns-repeated="13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aa_weight</text:p>
          </table:table-cell>
          <table:table-cell office:value-type="string" calcext:value-type="string">
            <text:p>background_loss</text:p>
          </table:table-cell>
          <table:table-cell office:value-type="string" calcext:value-type="string">
            <text:p>motif_loss</text:p>
          </table:table-cell>
          <table:table-cell office:value-type="string" calcext:value-type="string">
            <text:p>site_loss</text:p>
          </table:table-cell>
          <table:table-cell office:value-type="string" calcext:value-type="string">
            <text:p>total_loss</text:p>
          </table:table-cell>
          <table:table-cell office:value-type="string" calcext:value-type="string">
            <text:p>TM_score_proxy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motifweight</text:p>
          </table:table-cell>
          <table:table-cell office:value-type="string" calcext:value-type="string">
            <text:p>motifmod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motifs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USE_WEIGHTED_IDX</text:p>
          </table:table-cell>
          <table:table-cell table:style-name="Default" office:value-type="string" calcext:value-type="string">
            <text:p>TEMPLATE</text:p>
          </table:table-cell>
          <table:table-cell table:style-name="Default" office:value-type="string" calcext:value-type="string">
            <text:p>TEMPLATE_MODE</text:p>
          </table:table-cell>
          <table:table-cell office:value-type="string" calcext:value-type="string">
            <text:p>OPTIMIZ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51768550276756" calcext:value-type="float">
            <text:p>-0.151768550276756</text:p>
          </table:table-cell>
          <table:table-cell office:value-type="float" office:value="134.940505981445" calcext:value-type="float">
            <text:p>134.940505981445</text:p>
          </table:table-cell>
          <table:table-cell office:value-type="float" office:value="0" calcext:value-type="float">
            <text:p>0</text:p>
          </table:table-cell>
          <table:table-cell office:value-type="float" office:value="134.968399987287" calcext:value-type="float">
            <text:p>134.968399987287</text:p>
          </table:table-cell>
          <table:table-cell office:value-type="float" office:value="0.522637682844853" calcext:value-type="float">
            <text:p>0.522637682844853</text:p>
          </table:table-cell>
          <table:table-cell office:value-type="string" calcext:value-type="string">
            <text:p>MPRMPKIHWMFQFSMFHQDPLWRAEQIKQMREKARELEQDIHITVFIKMHTGGWHDFFHYRRYTEEQMEVARDRAQRNIKSAQRKKVFMMIHFNYNEVWHSQEGIRTEQDKNDPYWNWGEKWDRGDDRKEWKERNPKHVKELLQAKKDVMIAAYVDVFHNDQFWADRKQKQTLAQRNIKTDVEHVFFEWHPLWEQHKEYDRPMLIHWGDVFSYTVAPKAQMKKLTKEEGYKVEIVGSDTSEQNQRMMEQLKFPRDIVWWDVGMWQVLFYEQAARLVGQELEKRVKKYRPP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[[289, 399, 111, 'rrrrrrcrcccccccmrrrrrrrrrrrrrrrrrrrrrrrrrrcccccmcrrrrcmmccmcrrrrrrrrrrrrrrrrrrrrrrrrrrcccccmcmccmcrrrrrrrrrrrr-', 1, 0, 110], [406, 489, 84, '--rcgggcccccrrrrrrrrrrrrrrrrrrrrrrrrrrrrccmgmmccgcmrrrrrrrrrrrrrrrrrrrrrccccmgccc---', 1, 111, 194], [491, 579, 89, '--ccmmcccccmcccrrrrrrrrrrrrrrrrrrcrrr-----------------ccccmcccmmccrrrrrrrrrrrrrrrrrrrrrrr', 1, 201, 289]]</text:p>
          </table:table-cell>
          <table:table-cell office:value-type="string" calcext:value-type="string">
            <text:p>2022-03-16_22194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msa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0.127920240163803" calcext:value-type="float">
            <text:p>-0.127920240163803</text:p>
          </table:table-cell>
          <table:table-cell office:value-type="float" office:value="136.453704833984" calcext:value-type="float">
            <text:p>136.453704833984</text:p>
          </table:table-cell>
          <table:table-cell office:value-type="float" office:value="0" calcext:value-type="float">
            <text:p>0</text:p>
          </table:table-cell>
          <table:table-cell office:value-type="float" office:value="136.469789129978" calcext:value-type="float">
            <text:p>136.469789129978</text:p>
          </table:table-cell>
          <table:table-cell office:value-type="float" office:value="0.463264617118342" calcext:value-type="float">
            <text:p>0.463264617118342</text:p>
          </table:table-cell>
          <table:table-cell office:value-type="string" calcext:value-type="string">
            <text:p>MPQVDKPTVHIYPGYFLPEPAKEEFKDPVLKKILKEQSKKIPMHIMIKSGPGFWHDFFHSQYVVDEQQRKKMLDLAEELYNKGEHDVNIGVHMNIFETYRMPDRTGEEYTKQFKEGRSPWNWGQKPWEEMGPDKDETQKHVLKRVEKLMPEAGILFMYVDVLSNTQMAGDYENYVKHPELLENRERVIMGVEWWVNPASRNLMHVHWVNSTKYLAMRDDTWKKYKEAGKQNHRVTIVEGVGSEEAAQKKKQKLDNKIWVDNWWWQMWTEEVVQRAKRLVKEYERKAPVPP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[[289, 399, 111, 'rrrrrrcrcccccccmrrrrrrrrrrrrrrrrrrrrrrrrrrcccccmcrrrrcmmccmcrrrrrrrrrrrrrrrrrrrrrrrrrrcccccmcmccmcrrrrrrrrrrrr-', 1, 0, 110], [406, 489, 84, '--rcgggcccccrrrrrrrrrrrrrrrrrrrrrrrrrrrrccmgmmccgcmrrrrrrrrrrrrrrrrrrrrrccccmgccc---', 1, 115, 198], [491, 579, 89, '--ccmmcccccmcccrrrrrrrrrrrrrrrrrrcrrr-----------------ccccmcccmmccrrrrrrrrrrrrrrrrrrrrrrr', 1, 201, 289]]</text:p>
          </table:table-cell>
          <table:table-cell office:value-type="string" calcext:value-type="string">
            <text:p>2022-03-16_230210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msa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51049041748" calcext:value-type="float">
            <text:p>23.251049041748</text:p>
          </table:table-cell>
          <table:table-cell office:value-type="float" office:value="0" calcext:value-type="float">
            <text:p>0</text:p>
          </table:table-cell>
          <table:table-cell office:value-type="float" office:value="23.3032331579846" calcext:value-type="float">
            <text:p>23.3032331579846</text:p>
          </table:table-cell>
          <table:table-cell office:value-type="float" office:value="0.50280129251809" calcext:value-type="float">
            <text:p>0.50280129251809</text:p>
          </table:table-cell>
          <table:table-cell office:value-type="string" calcext:value-type="string">
            <text:p>MYLASVPQKMVVMPIVMPFGRSRPLDAAQAVELVEELDSEKPDLPLMVLYKGFFYGGHDMFHYNAIDEQKALGDIDAATELIERYPDRGLFVFMHFNIFESSPHAHNEDPRTVKKDPDGEYRNTWNWGQETQRMDAKDLVPEQAKQRYKALERRIGVGVDFIYHDVFYNYQMADIEPQTNRLLVEKAAKPGIGLMFEWGPALARGAQFVHWWPLDTYVNTERITISSEEKKKNAPDTVIITEKSNSKEKQENDEAGKITMTMVGISGWQGLTSAKGLREVLRKSRAKLQ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558631896973" calcext:value-type="float">
            <text:p>23.2558631896973</text:p>
          </table:table-cell>
          <table:table-cell office:value-type="float" office:value="0" calcext:value-type="float">
            <text:p>0</text:p>
          </table:table-cell>
          <table:table-cell office:value-type="float" office:value="23.3041000809167" calcext:value-type="float">
            <text:p>23.3041000809167</text:p>
          </table:table-cell>
          <table:table-cell office:value-type="float" office:value="0.500000830868195" calcext:value-type="float">
            <text:p>0.500000830868195</text:p>
          </table:table-cell>
          <table:table-cell office:value-type="string" calcext:value-type="string">
            <text:p>MYFASKKVKVSFGLILMPFSRNEMFAPADLEEILEELLTKEGNVPLHILIKPPVVMGHDMYHFGAAESIKELGRIEELKEVAKVLPGKTGILMLHMNMFEMRPHERAVSREQVKNKDGQESRRHWNWGQPYRPMDLKDLAPDRIRETYKAIKERAVKGVAYVYTDVFHNHQMADFGKKDMEAALERVNSSGIHVMTEWNHFLKSNAQFIHWYNPLTYFSETARVKKNTPDTRNGDKIIVEGIQREQGTEKEKQDQADTVNVTLFLSGWQSLWLKKSALKKLRRFARRIK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442970275879" calcext:value-type="float">
            <text:p>23.2442970275879</text:p>
          </table:table-cell>
          <table:table-cell office:value-type="float" office:value="0" calcext:value-type="float">
            <text:p>0</text:p>
          </table:table-cell>
          <table:table-cell office:value-type="float" office:value="23.2986881571082" calcext:value-type="float">
            <text:p>23.2986881571082</text:p>
          </table:table-cell>
          <table:table-cell office:value-type="float" office:value="0.493555226716502" calcext:value-type="float">
            <text:p>0.493555226716502</text:p>
          </table:table-cell>
          <table:table-cell office:value-type="string" calcext:value-type="string">
            <text:p>MHFVMNLKKVEIFLIPMVFSERRQLNAERVRKVLKRLKTETNVKPLMILVKPFIGPVHDMMHIGLAKDAAKVARESQIKRIIKEYRELSVVVMLHFNIYELHPYNAQSQKGGEYQTEDGRSYRHWNWPGRWRPMDPKDIAKKGRKETAEAILEKIGLIPTFIYMDVFMNHQFRDVSGQEYRRVMKAARAPGILYHFEWSNFLQEGFQFIHWWPLLRYTLSVGKLSSAKQKNRKTGKIVGIADLEQREDPNDRDKATGIKRVLIGATWWQGLMTADALKEVLKSLKAQVK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7566" calcext:value-type="float">
            <text:p>7566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453308105469" calcext:value-type="float">
            <text:p>23.2453308105469</text:p>
          </table:table-cell>
          <table:table-cell office:value-type="float" office:value="0" calcext:value-type="float">
            <text:p>0</text:p>
          </table:table-cell>
          <table:table-cell office:value-type="float" office:value="23.2940830918995" calcext:value-type="float">
            <text:p>23.2940830918995</text:p>
          </table:table-cell>
          <table:table-cell office:value-type="float" office:value="0.489015105777773" calcext:value-type="float">
            <text:p>0.489015105777773</text:p>
          </table:table-cell>
          <table:table-cell office:value-type="string" calcext:value-type="string">
            <text:p>MRILKVRGKVFIGLIPMVFSNDGPLAAADLEKFYKELAATKGQIPLGILIKSSVGGHHDMMHFSGERNLDALAETKEAQALIKRFGNRKFAVFMHLNIMEYGSQGAVSREEKETTPNGEEKTRHWNWGRNYRTYDLEEMYDSKVPDVIKKIKERALGLVTFIYYDVFHNFQMPDIDKKAYARLLKRASRAPMFVMYEWWEMQRSAGVFIHWWDLSQYSVVVKRNLTLKRNSKKNPKAHIVIERKSDAEREKGDQAVEVTGIVLGLGWWQPFMGLKEIKQVLKKLRTQVT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8342" calcext:value-type="float">
            <text:p>8342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701301574707" calcext:value-type="float">
            <text:p>23.2701301574707</text:p>
          </table:table-cell>
          <table:table-cell office:value-type="float" office:value="0" calcext:value-type="float">
            <text:p>0</text:p>
          </table:table-cell>
          <table:table-cell office:value-type="float" office:value="23.340232238317" calcext:value-type="float">
            <text:p>23.340232238317</text:p>
          </table:table-cell>
          <table:table-cell office:value-type="float" office:value="0.49754810179102" calcext:value-type="float">
            <text:p>0.49754810179102</text:p>
          </table:table-cell>
          <table:table-cell office:value-type="string" calcext:value-type="string">
            <text:p>MYFFPRRRKITIYPIIMGFGQDRPIASEQAKEVLEDLQAEEPGLIPHILVKPSFGSIHDFGHFGYAKDIKKLKGSKQIKRIAKKAKGYQMTVFLHYNVYEMGPHHKGLTKKQYKKDPEGERDNGWNWGDRHKPYDRDDLAEEGATEVKEELLEKSGTGLDFIYHDVFHNHQLPDFSERAQQRLIRSEMKTGIHIMWEWSSLFRADIKFLHWYNLGTYFTDDLTVRELAARGKNSKGQIIAVEMPEGNREKNERTAADKITIGVHVMMWQSFNLLPAVKKMLKEVQKEVL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649879455566" calcext:value-type="float">
            <text:p>23.2649879455566</text:p>
          </table:table-cell>
          <table:table-cell office:value-type="float" office:value="0" calcext:value-type="float">
            <text:p>0</text:p>
          </table:table-cell>
          <table:table-cell office:value-type="float" office:value="23.3162335658441" calcext:value-type="float">
            <text:p>23.3162335658441</text:p>
          </table:table-cell>
          <table:table-cell office:value-type="float" office:value="0.494236444090975" calcext:value-type="float">
            <text:p>0.494236444090975</text:p>
          </table:table-cell>
          <table:table-cell office:value-type="string" calcext:value-type="string">
            <text:p>MFIYRSLKITHVYAIPMYFGRNRSLPAADLQDVMKKLAQRKELGMVMLLTKSFIGGGHDWFHHGVARDPEALLDLPQAQKIAKKLKTGGLFVMGHVNFFETHGSSDANEEESYRSKEGEKHRRSWNWGQDHYTMDREDLLERRPKEIVKKLRERAITGVHFVYWDVFHNTQFRDYDRKQNKRLLKAIGKGPSFVFWEWAPMLSRGASFIHWYTTERYLLNMSLATVSREERKERPNVIKIINAKTGNKRKLAEQQKLEIKILLGPMLWQPFAVAPEALDIVEKMVKNVT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7954" calcext:value-type="float">
            <text:p>7954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849540710449" calcext:value-type="float">
            <text:p>23.2849540710449</text:p>
          </table:table-cell>
          <table:table-cell office:value-type="float" office:value="0" calcext:value-type="float">
            <text:p>0</text:p>
          </table:table-cell>
          <table:table-cell office:value-type="float" office:value="23.3314453105709" calcext:value-type="float">
            <text:p>23.3314453105709</text:p>
          </table:table-cell>
          <table:table-cell office:value-type="float" office:value="0.499177541403935" calcext:value-type="float">
            <text:p>0.499177541403935</text:p>
          </table:table-cell>
          <table:table-cell office:value-type="string" calcext:value-type="string">
            <text:p>MILGLPEVDITVSFIVMPFGREQAAPSETFESLVKKLQQRNKGVVSGVLVKGSIGTGHDFFHGGSAEAAEKLKGSETAKAALKKGRNAGLTVFVHYNVGEMYANETNSNPGQKYDPNGQKRKNRWNWGERHRPMDPEEMLEKGVPERVERLEKVAGLPMDFIYGDVFMNHQMADIDRKSQKRLLRKARRPGVAVHYEWGYALREGIQFVHWATGFTYVGDEIRLLRNKGTRRERGDQIITFLEPDKKDPKRDKNAKTKRINITMIAGWQSLPTLEEVLRAADEVKDKIL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617263793945" calcext:value-type="float">
            <text:p>23.2617263793945</text:p>
          </table:table-cell>
          <table:table-cell office:value-type="float" office:value="0" calcext:value-type="float">
            <text:p>0</text:p>
          </table:table-cell>
          <table:table-cell office:value-type="float" office:value="23.3141943468498" calcext:value-type="float">
            <text:p>23.3141943468498</text:p>
          </table:table-cell>
          <table:table-cell office:value-type="float" office:value="0.490054539051549" calcext:value-type="float">
            <text:p>0.490054539051549</text:p>
          </table:table-cell>
          <table:table-cell office:value-type="string" calcext:value-type="string">
            <text:p>MFLHSSVTKVTVGIIPMFFDGQSAMPAAATEEVIKELAEERPNLGVGILLKGGFFGYHDFFHFNAADAIKSLGNAKRLRQIAKEYKKYNVVFMAHINIYEFHPRHKTMTEENYKKSPDGQRYRNWNWGSEMPKPDLDELNPKAQQANAEKLLELLGNPLVMVYYDVFFNHQFGDLDAETRTQLLRSMRSRPVYVMWEWSAAAQADHTFVHWWVGETYLTDRRTLRLSEDQRRQRKGKFIILTEETRGDDKKLSKNGRIQLNIVWIGMWQSYAITEDAIKIVRETAKRIR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838573455811" calcext:value-type="float">
            <text:p>23.2838573455811</text:p>
          </table:table-cell>
          <table:table-cell office:value-type="float" office:value="0" calcext:value-type="float">
            <text:p>0</text:p>
          </table:table-cell>
          <table:table-cell office:value-type="float" office:value="23.3273093578162" calcext:value-type="float">
            <text:p>23.3273093578162</text:p>
          </table:table-cell>
          <table:table-cell office:value-type="float" office:value="0.497214333456138" calcext:value-type="float">
            <text:p>0.497214333456138</text:p>
          </table:table-cell>
          <table:table-cell office:value-type="string" calcext:value-type="string">
            <text:p>MLLKMSRRDIYVSLILMPFTGDTVLPAAEAVETLEQVRQLEPGVNLGILIKSNFGVGHDIGHMTFAQAGKEILKTERAKKLMKKLKIAGISVMIHMNIHEFHPSAKYYSQEDRQTGDSEEQPRHWNWGGKHRPMDKEELLESRPEEYVKEFIKAGKMGLDFIYGDVFHNHQYADIDRKSRKKLYRRFAKPGVAIYTEWNSAMLPDFTFVHWYTMLNYQTEEVRAIVTKEQAKRNEEKMVLLLSDDEGKNPEKQRAKSVRIRVTAFSVWQTGFVAPTLKKVLKQVSEKVLF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720127105713" calcext:value-type="float">
            <text:p>23.2720127105713</text:p>
          </table:table-cell>
          <table:table-cell office:value-type="float" office:value="0" calcext:value-type="float">
            <text:p>0</text:p>
          </table:table-cell>
          <table:table-cell office:value-type="float" office:value="23.3277469929705" calcext:value-type="float">
            <text:p>23.3277469929705</text:p>
          </table:table-cell>
          <table:table-cell office:value-type="float" office:value="0.492565320791869" calcext:value-type="float">
            <text:p>0.492565320791869</text:p>
          </table:table-cell>
          <table:table-cell office:value-type="string" calcext:value-type="string">
            <text:p>MHMMTMRVKTYIMIIPMFFSPRQAVSPAVVKEVLKELQERLPDLKIMLLIKTPVFFYHDMFHMTAFEDAKEIAELPRLRQLAEKLTGNKMFVMVHWNLYEFAPGSQHKKEGYTRRDKDGKSREYWNWGRPYRKYDREDLLKSKPRERLEEVRKALPPLGVMIYSDVFGNHQFPDLSRKQTKSLLKVAPQRGIITMVEWWEGLENAAVFRHWWISDNYLATGQKIRAVKKEGKNGQTVVLAGELGDKDDKREKGDTTTIRAVGIFVSGWQFGFTLPALRELVRKVQNKIS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464221954346" calcext:value-type="float">
            <text:p>23.3464221954346</text:p>
          </table:table-cell>
          <table:table-cell office:value-type="float" office:value="0" calcext:value-type="float">
            <text:p>0</text:p>
          </table:table-cell>
          <table:table-cell office:value-type="float" office:value="23.4100576685232" calcext:value-type="float">
            <text:p>23.4100576685232</text:p>
          </table:table-cell>
          <table:table-cell office:value-type="float" office:value="0.519121844090264" calcext:value-type="float">
            <text:p>0.519121844090264</text:p>
          </table:table-cell>
          <table:table-cell office:value-type="string" calcext:value-type="string">
            <text:p>MALAIGKSQTVIMFIVMGFSGQEVVPVETLEQLVKKLQEERPGVSAHILLKTPFGGGHDIGHTTSAKAIKRLGEVSEAKELLKKAQAVNVTLMLHFNVFEYSPPAAKKSGHEQYTDEDGKEERRWNWGGKMRPPDPEEMTDELAPNRVKEVAKINRKAVTMVYWDVFGNYQYPDLRPERMKRLVKQGMAGADFMFVEWWDMNLSGFKFIHWWNMDVYLPKRLLIQIQKGEREKNPDNLIVITETGTAEEDQRRKKGIVITDVIFFGIWQGFLAPDLVKRIIKKTINRVT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984" calcext:value-type="float">
            <text:p>6984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410034179687" calcext:value-type="float">
            <text:p>23.3410034179687</text:p>
          </table:table-cell>
          <table:table-cell office:value-type="float" office:value="0" calcext:value-type="float">
            <text:p>0</text:p>
          </table:table-cell>
          <table:table-cell office:value-type="float" office:value="23.3897069754179" calcext:value-type="float">
            <text:p>23.3897069754179</text:p>
          </table:table-cell>
          <table:table-cell office:value-type="float" office:value="0.515563880164048" calcext:value-type="float">
            <text:p>0.515563880164048</text:p>
          </table:table-cell>
          <table:table-cell office:value-type="string" calcext:value-type="string">
            <text:p>MAIIPLKVEVHIMFIVMPFGPSSRLPAEITKSVLKQLRERTGETRFFVLVKMNGFIGHDYGHYSLAKAPKKLGAAKEIKALAKKTKQVGAIVMVHMNLFEYNPHNEESKNGRTHTDKDGKETRGWNWGDEYKPMDPEELIQDKKPQRLKELVEAQGGVLDFIYHDVMGNFQWRDYSRKELKQNAKLASKKGMMVMTEWGSLNKADGMFVHWYTTMDYMQSASDLKRPAENRKRRGQVVLDTDFNDDEDPELSEESNARRIRINVISGWQYGLNTPDLLKAVKRVSRKTLY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820" calcext:value-type="float">
            <text:p>5820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655620574951" calcext:value-type="float">
            <text:p>23.2655620574951</text:p>
          </table:table-cell>
          <table:table-cell office:value-type="float" office:value="0" calcext:value-type="float">
            <text:p>0</text:p>
          </table:table-cell>
          <table:table-cell office:value-type="float" office:value="23.3142947573153" calcext:value-type="float">
            <text:p>23.3142947573153</text:p>
          </table:table-cell>
          <table:table-cell office:value-type="float" office:value="0.483534484896167" calcext:value-type="float">
            <text:p>0.483534484896167</text:p>
          </table:table-cell>
          <table:table-cell office:value-type="string" calcext:value-type="string">
            <text:p>MFFMLPQVDIEVYLIPMVFGPKGLPAAEELVESLETLKQLNEDYMVGVLVKGNMGIGHDFGHMNLAQYIQALGDAKALTEVAKRLKNAKMYLFVHMNIHEFGRNSKTVSPETRRKTKDGKYERSWNWGDRHYRYDPKKVKDEKAETITEEVAKRLGVALDFVYWDVFGNHQLADPSKEEFTRMARQANLLGVTIMTEWSNFMTQGATFIHWYTPTIYSSKVIKTADLQSNKRKRTGKFVVAVDGEKPRNDESRQKGINVRIAVLGMGWQFAFDPPLLKQIIRETVNNVR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117656707764" calcext:value-type="float">
            <text:p>23.3117656707764</text:p>
          </table:table-cell>
          <table:table-cell office:value-type="float" office:value="0" calcext:value-type="float">
            <text:p>0</text:p>
          </table:table-cell>
          <table:table-cell office:value-type="float" office:value="23.3730634434701" calcext:value-type="float">
            <text:p>23.3730634434701</text:p>
          </table:table-cell>
          <table:table-cell office:value-type="float" office:value="0.500493025060358" calcext:value-type="float">
            <text:p>0.500493025060358</text:p>
          </table:table-cell>
          <table:table-cell office:value-type="string" calcext:value-type="string">
            <text:p>MYVMRLKKVTIFYLILMTFGNGSKLDADVSLQQLEALRSENADVPLMLLVKSFGGIGHDFGHHGMFRAGKDIRQNKRIKQLLELTAENRLMVMFHYNIFETNPHAYNKSEEHRQRTPDGQERESWNWGGKYRRYDPKEMIDKEGDDYYKEIREAIPLGFVMVYHDVFSNYQMADVPRKKMKKMAKLYRKPGIHFFYEWQAGMLRGAKFVHWWTASTYSIDGRIVKVTKDEAKNEPERRIVMVNNEKPDRKKAEQGQALDITITGIGGWQFGLAPPQLRTLLKKVKNKIL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814102172852" calcext:value-type="float">
            <text:p>23.2814102172852</text:p>
          </table:table-cell>
          <table:table-cell office:value-type="float" office:value="0" calcext:value-type="float">
            <text:p>0</text:p>
          </table:table-cell>
          <table:table-cell office:value-type="float" office:value="23.3355368232088" calcext:value-type="float">
            <text:p>23.3355368232088</text:p>
          </table:table-cell>
          <table:table-cell office:value-type="float" office:value="0.482997570161162" calcext:value-type="float">
            <text:p>0.482997570161162</text:p>
          </table:table-cell>
          <table:table-cell office:value-type="string" calcext:value-type="string">
            <text:p>MIMMRGMKNVTIMVIPMLFPSQRATPPEVMKEAVKEIREQEPGVQVGILVKPMFVGGHDIGHFNGAKALKRLGNDSELLKIIEEAKANKYFIGVHMNIFESYPYGKKSADEGQYRDEDGQERDSWNWSGRHHKYDAKELTDAGRKQYLKSFKKKLGRSLDFIYHDVFTNHQMADIKPQAYQTALEKYMKLPSFIMTEWGSFARRNAKFVHWWTPATYIGERVKIRRDDSRKKKNGRTILVLEDEPQRDNKDKEEAVDVKINAIGLGFWQPAVLTKDAVKVLKKLSKEAV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765312194824" calcext:value-type="float">
            <text:p>23.2765312194824</text:p>
          </table:table-cell>
          <table:table-cell office:value-type="float" office:value="0" calcext:value-type="float">
            <text:p>0</text:p>
          </table:table-cell>
          <table:table-cell office:value-type="float" office:value="23.3226535228244" calcext:value-type="float">
            <text:p>23.3226535228244</text:p>
          </table:table-cell>
          <table:table-cell office:value-type="float" office:value="0.479619028547714" calcext:value-type="float">
            <text:p>0.479619028547714</text:p>
          </table:table-cell>
          <table:table-cell office:value-type="string" calcext:value-type="string">
            <text:p>MRIYPGIKDVKIMPIGMGFAPEQRLSARESLDSLEQLKARRKGLPLMVLTKSNVGGHHDFGHYASLESLSEMADMEQAQRLAKKMRGRQLAVMTHFNIMEYNPAREHTSREAYQKKPGQERRESWNWGQRSRRYDAEDLLERNPKEVYKKILKKIGTGVTMIYHDVFHNFQLPDFSKRKLKKLAERYATKPTFFSIEWGEMLQKDAVFHHWYPVSDYLTLTKDAQAAQKGNKNNPRRVINVLDGDKEKKKRGEKGRTVDIRIVGATGWQGFPTNDETKRLLQEAVTDVK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806739807129" calcext:value-type="float">
            <text:p>23.2806739807129</text:p>
          </table:table-cell>
          <table:table-cell office:value-type="float" office:value="0" calcext:value-type="float">
            <text:p>0</text:p>
          </table:table-cell>
          <table:table-cell office:value-type="float" office:value="23.341056271398" calcext:value-type="float">
            <text:p>23.341056271398</text:p>
          </table:table-cell>
          <table:table-cell office:value-type="float" office:value="0.480689464252571" calcext:value-type="float">
            <text:p>0.480689464252571</text:p>
          </table:table-cell>
          <table:table-cell office:value-type="string" calcext:value-type="string">
            <text:p>MYMLRAENTIFVGIIPMWFGDGGPAPVAEAEKLVKKIAQKEPVTALGILIKSNVFGWHDMGHMYATEQARKFAATEEARAILKQTKLLGLTLFFHFNIFEMGPKQASREKGDYKKTPDGEERRSWNWGDEYYRFDPEEIVESEAKDRIKAISKRTRVGLDFMYFDVFSNHQFYDIDRQRQKRMIKVMNQKGMWVMYEWNSMWAQGFKFVHWYTSLTYLTTLSEIRRNKEARKQGPKGVTVLLQKNEEDPQLDKGNKVRTIRVVHIGGWQSLGNAKDLVRLIKKINKSVVP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00724029541" calcext:value-type="float">
            <text:p>23.300724029541</text:p>
          </table:table-cell>
          <table:table-cell office:value-type="float" office:value="0" calcext:value-type="float">
            <text:p>0</text:p>
          </table:table-cell>
          <table:table-cell office:value-type="float" office:value="23.3522315302944" calcext:value-type="float">
            <text:p>23.3522315302944</text:p>
          </table:table-cell>
          <table:table-cell office:value-type="float" office:value="0.486041610302596" calcext:value-type="float">
            <text:p>0.486041610302596</text:p>
          </table:table-cell>
          <table:table-cell office:value-type="string" calcext:value-type="string">
            <text:p>MGFAGVRGKVEIMVILMPFGRNRALSAERVQRLKKELLKETGQTKLMLLIKPSVMFYHDSFHFAAADITKELIAKEEVKKIIKEAPERGILFMIHYNIMEMAPHEKSMSKEEIRRSPDGKRERSWNWGQRTWRYDPEEIAKQGAEARIKEIVEKAGPLLMDIYFDVWHNHQYRDTSAERQRALLKAAPKPGIRMYTEWSGMAQRGFTFVHWWTPVNYLTLEVNRSKLRNKDRQNGNRIITVNKPAEQDPADQKGKNSVKITGVMLSGWQSFTTLPELKDILKRLQSKVTY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776470184326" calcext:value-type="float">
            <text:p>23.2776470184326</text:p>
          </table:table-cell>
          <table:table-cell office:value-type="float" office:value="0" calcext:value-type="float">
            <text:p>0</text:p>
          </table:table-cell>
          <table:table-cell office:value-type="float" office:value="23.3315734644017" calcext:value-type="float">
            <text:p>23.3315734644017</text:p>
          </table:table-cell>
          <table:table-cell office:value-type="float" office:value="0.476870832361024" calcext:value-type="float">
            <text:p>0.476870832361024</text:p>
          </table:table-cell>
          <table:table-cell office:value-type="string" calcext:value-type="string">
            <text:p>MYLLDAKRVSLIGLILMSFDDRRRPTPAIQEQVLKELAEEEGKIPFFVLLKPFGVVGHDMGHYGLAEEVAQFKEKEAIRKVAERTNEAGLFVFAHMNFHEFGPHTRKAENGKEYRDKDGEQRRSWNWPNTHRRYDADDIKEKESEEYTKAIAERVGLGLDFMYTDVFGNMQFADPPSEVRRKMARRMSRKGAYIMWEWSSAMKNNFKFIHWYTPALYIGKRARISDLKRQKKTSPNNLVIVDAPEDNKDRKLKQENTITLNVLWVGGWQPFLLPKQLKTVIKKLNKQVL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917" calcext:value-type="float">
            <text:p>5917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70471572876" calcext:value-type="float">
            <text:p>23.270471572876</text:p>
          </table:table-cell>
          <table:table-cell office:value-type="float" office:value="0" calcext:value-type="float">
            <text:p>0</text:p>
          </table:table-cell>
          <table:table-cell office:value-type="float" office:value="23.3155840151297" calcext:value-type="float">
            <text:p>23.3155840151297</text:p>
          </table:table-cell>
          <table:table-cell office:value-type="float" office:value="0.473812157429498" calcext:value-type="float">
            <text:p>0.473812157429498</text:p>
          </table:table-cell>
          <table:table-cell office:value-type="string" calcext:value-type="string">
            <text:p>MFLLTPLKKLSIMLIPMVFPNGRRPAPAALKTLKEELLRKSGITEAMVLTKMYVGGGHDFFHHNSIKQARNIKDLPAVRQLAEKINPFKLSVFYHINIGEMYRTDGRYTEDGQYKSKDGEEKPHWNWNGRHRPYDAKDMKQKGAKDRIKEIREAVGRGVVMTYFDVFGNFQYPDVSKEKMQTIARQASAGPVNIFMEWNPMIRQGFKFVHWWTFLEYQSSEVLAVKDEEVRDQTGRKLVLVEKDENSTDDERREGKSIKAVALTGFGWQTMPAAGDLKRIAKQVSKEALN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019905090332" calcext:value-type="float">
            <text:p>23.3019905090332</text:p>
          </table:table-cell>
          <table:table-cell office:value-type="float" office:value="0" calcext:value-type="float">
            <text:p>0</text:p>
          </table:table-cell>
          <table:table-cell office:value-type="float" office:value="23.3529336229683" calcext:value-type="float">
            <text:p>23.3529336229683</text:p>
          </table:table-cell>
          <table:table-cell office:value-type="float" office:value="0.484888280773985" calcext:value-type="float">
            <text:p>0.484888280773985</text:p>
          </table:table-cell>
          <table:table-cell office:value-type="string" calcext:value-type="string">
            <text:p>MFLKLAPTRITIMPIAMFFPSQRSVAASSLKEVVEEIKKREKGLTFGVLIKTSGGLGHDFAHYNPVDIAEALGENKALKKFAEQYKVAGFHVFVHWNIYEPAHYQKRHGDKTYQKDPDGEYYRNWNWGQKMPRPDTEDDLKRAKPERMRAIKEKLGKGFAMIYTDVGHNFQMPDYSKEARARLLKQANARGVHMMWEWSPLLEKDLLFHHWWVGSTYFSDLTTVRELRTNKKNGRNGIIQVLADSNTDESTREESGVGTINIVGVGFWQSAFLAPNAVKMLKTIGSKLQ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139934539795" calcext:value-type="float">
            <text:p>23.3139934539795</text:p>
          </table:table-cell>
          <table:table-cell office:value-type="float" office:value="0" calcext:value-type="float">
            <text:p>0</text:p>
          </table:table-cell>
          <table:table-cell office:value-type="float" office:value="23.3810142922687" calcext:value-type="float">
            <text:p>23.3810142922687</text:p>
          </table:table-cell>
          <table:table-cell office:value-type="float" office:value="0.489240586654893" calcext:value-type="float">
            <text:p>0.489240586654893</text:p>
          </table:table-cell>
          <table:table-cell office:value-type="string" calcext:value-type="string">
            <text:p>MFMANMPMVDLVYFILMPFGPAQPIPAESLDAAVERLKKRSGNLRIMLLTKVWFGGHHDMFHMGPVQRPEAIKSVEELKALGEKATGLNAVIMMHVNLFEPSPAYGANEDKGRYKRPDGEEREHWNWGQPYRRYDPDDLKEEQTEEFQKELMKKSLASNVMIYSDVMGNFQFHDVPEKAYQRTIRRLPRPGVHVMWEWGNMLKGGISFIHWYPIITYSNKAARTLKSDKTMKKGRITLLEITEGQKDTPEQRAAGKVRIRVIPFISWWQTFPLAPGALEQLQKVADRVK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984" calcext:value-type="float">
            <text:p>6984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587108612061" calcext:value-type="float">
            <text:p>23.2587108612061</text:p>
          </table:table-cell>
          <table:table-cell office:value-type="float" office:value="0" calcext:value-type="float">
            <text:p>0</text:p>
          </table:table-cell>
          <table:table-cell office:value-type="float" office:value="23.3168390323839" calcext:value-type="float">
            <text:p>23.3168390323839</text:p>
          </table:table-cell>
          <table:table-cell office:value-type="float" office:value="0.465475842562215" calcext:value-type="float">
            <text:p>0.465475842562215</text:p>
          </table:table-cell>
          <table:table-cell office:value-type="string" calcext:value-type="string">
            <text:p>MYMLEVPGLVVVSPIIMGFGRDRTATPAAFKEVVKELTQKEKLLGMHILWKGYGGIGHDHAHMNSADAAADFGNAKQIKALAEEKKKVGFSVFMHFNIFETNPRNKGLSKRDRRRSPDGQEHESWNWGDKYRPMDPEDILKDKQPDLIKEMIKRNATGIDFMYYDVFSNYQMPDYSKKQQARLLRRYNAGGITIHYEWFPIMKEANVFVHWYPVDRYLISRADRIKSKEEREKTGRLNFIVLEDQEEKQNTKEERRLRGLVILDIMGWQSLFAPKEIKQVLKTGLERILM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449478149414" calcext:value-type="float">
            <text:p>23.3449478149414</text:p>
          </table:table-cell>
          <table:table-cell office:value-type="float" office:value="0" calcext:value-type="float">
            <text:p>0</text:p>
          </table:table-cell>
          <table:table-cell office:value-type="float" office:value="23.3944952588035" calcext:value-type="float">
            <text:p>23.3944952588035</text:p>
          </table:table-cell>
          <table:table-cell office:value-type="float" office:value="0.492077979342691" calcext:value-type="float">
            <text:p>0.492077979342691</text:p>
          </table:table-cell>
          <table:table-cell office:value-type="string" calcext:value-type="string">
            <text:p>MQFLPVTRVGYVMIIPMYFGGGQRLPAERAVKLLKRLSREQEITVDFILFKPFSGIIHDSFHMTTTKKAAKLLNAKGARQALKKLNEHKILVMYHINVFEYHPHAAKKRGKMRQDPNGEEYEDNWNWNGRYRPMDLKEIKDAKKEEVVEEILEAAGPLNVMIYSDVFWNYQVSDYSGEQVERILRARRVAGVNIFYEWSPAMLPDVTFVHWYYADTYISQGQVLVKNKEDAKNNKKVILDVTSKGDGTPEEKKGRKVQAPVMLFIGGWQAFTSAEVLRRVTRESIKDLVN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856674194336" calcext:value-type="float">
            <text:p>23.2856674194336</text:p>
          </table:table-cell>
          <table:table-cell office:value-type="float" office:value="0" calcext:value-type="float">
            <text:p>0</text:p>
          </table:table-cell>
          <table:table-cell office:value-type="float" office:value="23.3448989897228" calcext:value-type="float">
            <text:p>23.3448989897228</text:p>
          </table:table-cell>
          <table:table-cell office:value-type="float" office:value="0.469221533166951" calcext:value-type="float">
            <text:p>0.469221533166951</text:p>
          </table:table-cell>
          <table:table-cell office:value-type="string" calcext:value-type="string">
            <text:p>MRIHRMRTTGIITVIPMYFGEDAPLPAEKLAKKLLEAKKLERLGISWILYKPQIGGGHDFFHANTLRQAENLVDEKSALQALEKGRALGVRVFTHFNLFETSPHGYQRENGRTYKDKDGQKERHWNWGQPMKPYDREEIVDKESDEFVERIIKKTNAVPAFLYWDVFHNYQFADVDRKTFKRIARPLAKVPSVFYMEWSDNLAQGVKFIHWYPMTRYVLGDVRVRNDKELDEQGAKGMKIVLGENDKRDPTAKQEGTRIGITVMMGGWQYLGNAGEVVKLIKESVKKIQ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693" calcext:value-type="float">
            <text:p>6693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029441833496" calcext:value-type="float">
            <text:p>23.3029441833496</text:p>
          </table:table-cell>
          <table:table-cell office:value-type="float" office:value="0" calcext:value-type="float">
            <text:p>0</text:p>
          </table:table-cell>
          <table:table-cell office:value-type="float" office:value="23.3619081215061" calcext:value-type="float">
            <text:p>23.3619081215061</text:p>
          </table:table-cell>
          <table:table-cell office:value-type="float" office:value="0.47489570050404" calcext:value-type="float">
            <text:p>0.47489570050404</text:p>
          </table:table-cell>
          <table:table-cell office:value-type="string" calcext:value-type="string">
            <text:p>MFMAMPVKKVYVGLILMPFNNSRAFPAEEIVQLVEELQQKKADVGVMVLIKVGPFVIHDSYHFGAAEIAKDIGQKRELLALAKKLKAYGLILFVHMNLYEMPPKRGIAKEEDYKKDPNGERYPHWNWGDNRYRMDREDILEKEPPDFIRRIKEKLPPVFGFIYTDVFHNHQFFDPPQKTRERLVKAMQIQGVHFFTEWSSMQSYDLIFHHWWTVLTYSSTAQQALRSQDLRKRTGRTNILVDLQEKGTTRESEEAKDNVMVGVYVGSWQTWFANKSAKQLLKKAVRDAK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287239074707" calcext:value-type="float">
            <text:p>23.3287239074707</text:p>
          </table:table-cell>
          <table:table-cell office:value-type="float" office:value="0" calcext:value-type="float">
            <text:p>0</text:p>
          </table:table-cell>
          <table:table-cell office:value-type="float" office:value="23.3759694031663" calcext:value-type="float">
            <text:p>23.3759694031663</text:p>
          </table:table-cell>
          <table:table-cell office:value-type="float" office:value="0.477679178735305" calcext:value-type="float">
            <text:p>0.477679178735305</text:p>
          </table:table-cell>
          <table:table-cell office:value-type="string" calcext:value-type="string">
            <text:p>MRVKLVLGKVSIMIIPMVFSSDRPIFAEDLEELYEKVAKRGPNLGVHVLLKTNYGGFHDFGHFYSLKAAKEFLTKQRVQQLAKQVAPSTLVVMYHINFFEMPGRAATASEDDYKKDKDGRYERHWNWGGEHRKMDVEELLPGKAKEFREQLLEKVMPAAIMVYWDVMMNTQVHDMPARLQEQVLRKYRRLGAVIMWEWGTAALPNRVFVHWWTPIVYSNRIRTAAINKQGTKDANGTILVTNSKPSENERDEKGEIRIDSIGIYFGYWQSFTAAPSIQKLIKKITNRLT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202075958252" calcext:value-type="float">
            <text:p>23.3202075958252</text:p>
          </table:table-cell>
          <table:table-cell office:value-type="float" office:value="0" calcext:value-type="float">
            <text:p>0</text:p>
          </table:table-cell>
          <table:table-cell office:value-type="float" office:value="23.3813432455097" calcext:value-type="float">
            <text:p>23.3813432455097</text:p>
          </table:table-cell>
          <table:table-cell office:value-type="float" office:value="0.474322405765797" calcext:value-type="float">
            <text:p>0.474322405765797</text:p>
          </table:table-cell>
          <table:table-cell office:value-type="string" calcext:value-type="string">
            <text:p>MRLLSMTNLSVVYIIPMAFGPQGSIPAADIERVVKRLDRRTDATVSFILIKSYGLIGHDFGHYNFAEEAARLGQVEEMLEILERTRKFKMTFFIHYNIFEYSPHARRNTPGETYRDKEGKRYEHWNWGRKHRYYDREEMVEKGNTEMTKELVKAAPVGINFIYWDVFHNYQMADLPGQAQKRVARRAKKVGVFTMIEWSALSGVDALFHHWWVPIVYGSKQSLKLRLKKVKDERGKKIVITELKSEDQKQKENGAKAIDIKLIWFGAWQFWPLPDQVLEIVKEYSKTLLF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8924" calcext:value-type="float">
            <text:p>8924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547439575195" calcext:value-type="float">
            <text:p>23.3547439575195</text:p>
          </table:table-cell>
          <table:table-cell office:value-type="float" office:value="0" calcext:value-type="float">
            <text:p>0</text:p>
          </table:table-cell>
          <table:table-cell office:value-type="float" office:value="23.4198329410172" calcext:value-type="float">
            <text:p>23.4198329410172</text:p>
          </table:table-cell>
          <table:table-cell office:value-type="float" office:value="0.486738451904264" calcext:value-type="float">
            <text:p>0.486738451904264</text:p>
          </table:table-cell>
          <table:table-cell office:value-type="string" calcext:value-type="string">
            <text:p>MFLMPDVGEITVMLIPMWFPGSKTATAEGIERGLKKLREQNGVQNLFVLIKPFFGGIHDSNHYFLAEDPKTIKSIEAIKQIGKEYKKSNFIYMFHYNIFEPPAHARRRGPEAKNTPDGERHERTWNWGQPHTRYDAEDLLEKNADETVKRLLEKANKGFFMVYSDVFWNYQFHDVSKRSIERLYERAMSSGIMVMWEWATMQLAGAAFVHWWFFPQYKADELLVADPKRLRKRDPRIIIETNVKPDGSEKEKKNGLVRRVQVLFFGGWQTAAGPETIRRLVKSVQGRLKY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693" calcext:value-type="float">
            <text:p>6693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722839355469" calcext:value-type="float">
            <text:p>23.3722839355469</text:p>
          </table:table-cell>
          <table:table-cell office:value-type="float" office:value="0" calcext:value-type="float">
            <text:p>0</text:p>
          </table:table-cell>
          <table:table-cell office:value-type="float" office:value="23.4360321121244" calcext:value-type="float">
            <text:p>23.4360321121244</text:p>
          </table:table-cell>
          <table:table-cell office:value-type="float" office:value="0.492717676327146" calcext:value-type="float">
            <text:p>0.492717676327146</text:p>
          </table:table-cell>
          <table:table-cell office:value-type="string" calcext:value-type="string">
            <text:p>MSLVKATGTITIMPILMGFGPGRPIAAREAEDYLKALKARRPGIAQFILIKGPGFFYHDWGHMAAYDFPKEMAADGEVKQIARKLKPYGVLLFVHLNIMETSPQHEWVSEKTRKKNPDGERKQHWNWPSPMKPYDVEELREKSRFEKLKAFKKMGRRAGVFIYHDVMGNMQYSDVPDKQYQRIMENARLNGVHIFTEWSHAIEQNFTFLHWWTGLNYSVSEGQRLIETKEAKQGRDNIIVAEERESGDMEQREQAKGVTLRLLTVGMWQSWLLPEDIKRALRTNAQELR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770313262939" calcext:value-type="float">
            <text:p>23.3770313262939</text:p>
          </table:table-cell>
          <table:table-cell office:value-type="float" office:value="0" calcext:value-type="float">
            <text:p>0</text:p>
          </table:table-cell>
          <table:table-cell office:value-type="float" office:value="23.4373003575228" calcext:value-type="float">
            <text:p>23.4373003575228</text:p>
          </table:table-cell>
          <table:table-cell office:value-type="float" office:value="0.4875024494426" calcext:value-type="float">
            <text:p>0.4875024494426</text:p>
          </table:table-cell>
          <table:table-cell office:value-type="string" calcext:value-type="string">
            <text:p>MPIIRSGKVSITMIIPMFFGPDTRYNPSAIKEVVEELRARNATTKVFVLLKLGTVGFHDYFHFGLAETVKDLAERKYIVQLLRQAKEKSVFYFFHLNIYEMGHQRAAGKSEKEYRDKDGKRQNSWNWGRDYQPPDMEDLKPDVKQETVKALAEESVGLPFFVYWDVMMNTQYRDMDSEALARNHRALRQPGIYVMWEWWDMLEENAAFVHWYTPVQYSADLVKLQGDERAQERGRKLIIETLSDESGDRDKKKAMKNKVIKITYIGLWQFMPLRALQMEIKETALQKALN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259391784668" calcext:value-type="float">
            <text:p>23.3259391784668</text:p>
          </table:table-cell>
          <table:table-cell office:value-type="float" office:value="0" calcext:value-type="float">
            <text:p>0</text:p>
          </table:table-cell>
          <table:table-cell office:value-type="float" office:value="23.3817275840676" calcext:value-type="float">
            <text:p>23.3817275840676</text:p>
          </table:table-cell>
          <table:table-cell office:value-type="float" office:value="0.468172207063642" calcext:value-type="float">
            <text:p>0.468172207063642</text:p>
          </table:table-cell>
          <table:table-cell office:value-type="string" calcext:value-type="string">
            <text:p>MFFKALVKRTIFMVIPMFFGDGKMLPANASERILKKLAQQEPNFAVMVLVKTPFMIGHDSFHMHPGRALKKLKSRERILKLAELWQTEPIFMFIHYNIYEGHYRTGGSEESYRKQDENGESRRHWNWGEQYRPMDPKEMAEDPKNEKLEALKELLGAQFSFIYHDVFHNYQMRDYSSKEYKRVLKLLPRRGLFVYTEWASFLDDARVFVHWNYSVIYTGKRIEVAKLAERGKKPGQAYVVKTLDARERDGKKEKAGGLDVITIMIGGWQSLITPPSLVKIIKKTAEKVT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488655090332" calcext:value-type="float">
            <text:p>23.3488655090332</text:p>
          </table:table-cell>
          <table:table-cell office:value-type="float" office:value="0" calcext:value-type="float">
            <text:p>0</text:p>
          </table:table-cell>
          <table:table-cell office:value-type="float" office:value="23.4147996720685" calcext:value-type="float">
            <text:p>23.4147996720685</text:p>
          </table:table-cell>
          <table:table-cell office:value-type="float" office:value="0.474219151611986" calcext:value-type="float">
            <text:p>0.474219151611986</text:p>
          </table:table-cell>
          <table:table-cell office:value-type="string" calcext:value-type="string">
            <text:p>MYVFRPKKIGLISIIPMWFPSQGRLPDSRLKQVLERLSERQGETPIMVLFKMFPTYVHDHWHFNTAKGAEDLAQKAEVKEIAKEFGNRKAFFFVHMNIAEFNPYHYRKSKKEQTPDKEGERERHWNWNGKWRRPDRDELSEEKKREVKRALLKKAALPAVMVYWDVFSNYQMADYNQRDVKALYRKYMQLPTVIMTEWSSLAKNDLIFPHWYMMSDYTTSEGELLRLRKRKDGRKGTVVRLVGKNKNKDPERKKNGKITSITLGIGAWQPFYSPEVLTEIVQQSKETALK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804016113281" calcext:value-type="float">
            <text:p>23.3804016113281</text:p>
          </table:table-cell>
          <table:table-cell office:value-type="float" office:value="0" calcext:value-type="float">
            <text:p>0</text:p>
          </table:table-cell>
          <table:table-cell office:value-type="float" office:value="23.4418439975223" calcext:value-type="float">
            <text:p>23.4418439975223</text:p>
          </table:table-cell>
          <table:table-cell office:value-type="float" office:value="0.484255610560549" calcext:value-type="float">
            <text:p>0.484255610560549</text:p>
          </table:table-cell>
          <table:table-cell office:value-type="string" calcext:value-type="string">
            <text:p>MFVHLMKKKVEIWAIGMGFDGDAQMSVKESRDVLKQLKGEKRLGASFILLKMPYHYWHDYYHFNGYKSAKAIRKQGKLRQIAERFPLAKVPIFMHFNIFETPMYKEYDRKTGKHRDEDGETRDSWNWGGKRRPMDTEDLKDNKTPEVIKEIREAQGVAVDFIYYDVGINHQVPDISTRQVERQMKAVQRPGAFMFLEWSSMARPNYVFTHWYNSSLYLNGETIRAKLKNGKERRPDTIVVDEMGENEDEKQSNKQGELTIKIIGLGFWQPALTAPEALKVIQEVKQRVV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253631591797" calcext:value-type="float">
            <text:p>23.3253631591797</text:p>
          </table:table-cell>
          <table:table-cell office:value-type="float" office:value="0" calcext:value-type="float">
            <text:p>0</text:p>
          </table:table-cell>
          <table:table-cell office:value-type="float" office:value="23.3809581487888" calcext:value-type="float">
            <text:p>23.3809581487888</text:p>
          </table:table-cell>
          <table:table-cell office:value-type="float" office:value="0.46122219274784" calcext:value-type="float">
            <text:p>0.46122219274784</text:p>
          </table:table-cell>
          <table:table-cell office:value-type="string" calcext:value-type="string">
            <text:p>MFLYLPPVTQIVIPIAMSFGPEGTYPAEAAEEAWEKVAARDKRIPFMVLVKPFYGGGHDHAHYGLLKNPQEFADIKEVKKLAERFKRKTMIVMYHVNFFELHPQHTVKRDKGYRDKDGEREETSWNWGGKTRRYDDEDLKEQGLREVHKRILERQANGVVMLYHDVFYNHQLRDYDSKTYQQLIRRAKLNGMMVMWEWGSAIGPDLVFNHWVPISLYSSSVADAVKAKKMSRETPKGLVILEETDKTSEEIDQKKGINIVTKVVFMGWQSFDITESTLKAIRKISMRVK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887" calcext:value-type="float">
            <text:p>6887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400318145752" calcext:value-type="float">
            <text:p>23.400318145752</text:p>
          </table:table-cell>
          <table:table-cell office:value-type="float" office:value="0" calcext:value-type="float">
            <text:p>0</text:p>
          </table:table-cell>
          <table:table-cell office:value-type="float" office:value="23.4590307107658" calcext:value-type="float">
            <text:p>23.4590307107658</text:p>
          </table:table-cell>
          <table:table-cell office:value-type="float" office:value="0.483502966884909" calcext:value-type="float">
            <text:p>0.483502966884909</text:p>
          </table:table-cell>
          <table:table-cell office:value-type="string" calcext:value-type="string">
            <text:p>MRLIPVDRQIHIHIIPMWFSPNNQVSPKKIREALKTLKERGPDVRPMILLKGFTGGGHDMLHTNSLQSAAELAKREEAVKYLKELRNGRLFVGIHMNIMETSPHAEMTTPKQQRNPEGERAPRNWNWNGRYYRPDPKELVKQGTKERFKRAAERLEGVLYMVYMDVMGNHQFGDYAKKEKEVQFKRLAKYPDLIMWEWYDMGKLDAVFPHWYIFGDYAKDVRQLSKAKKLKRRNPNGTIVIDGKEKKSESEAKQAKTITVKIVYGSFWQGLVTPDELRQIIRELSQEVL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445816040039" calcext:value-type="float">
            <text:p>23.3445816040039</text:p>
          </table:table-cell>
          <table:table-cell office:value-type="float" office:value="0" calcext:value-type="float">
            <text:p>0</text:p>
          </table:table-cell>
          <table:table-cell office:value-type="float" office:value="23.3940066560699" calcext:value-type="float">
            <text:p>23.3940066560699</text:p>
          </table:table-cell>
          <table:table-cell office:value-type="float" office:value="0.460427298319751" calcext:value-type="float">
            <text:p>0.460427298319751</text:p>
          </table:table-cell>
          <table:table-cell office:value-type="string" calcext:value-type="string">
            <text:p>MAIALMKKRTFFYIIPMYFDGNTRPPVEDAKRLIERVKEKSPEVGLMVLVKSPMFIYHDTHHFAGADIAKRVGNLAKLKQLIEETKKYGMIVMAHYNIFETTPAHRNSNKGEKREDPNGKRREHWNWNGRHTFYDKEEMIEGAQDSQVEQLKERLGRTLSFIYYDVFGNYQMRDPPKRNFKKIVRRAGRQGIAVHWEWASLAQDNVTFVHWAVLGKYLSLTSESAQAKETKDKNGRKMLIVLDDERADTEEKKQSQGIVIRVVHIGMWQGFVLGPEVLEVLKTTVDKMV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4440441131592" calcext:value-type="float">
            <text:p>23.4440441131592</text:p>
          </table:table-cell>
          <table:table-cell office:value-type="float" office:value="0" calcext:value-type="float">
            <text:p>0</text:p>
          </table:table-cell>
          <table:table-cell office:value-type="float" office:value="23.4893475648783" calcext:value-type="float">
            <text:p>23.4893475648783</text:p>
          </table:table-cell>
          <table:table-cell office:value-type="float" office:value="0.493308775178317" calcext:value-type="float">
            <text:p>0.493308775178317</text:p>
          </table:table-cell>
          <table:table-cell office:value-type="string" calcext:value-type="string">
            <text:p>MILKTGEIVIYVNLIIMGFSTDTKMPPKIVESALKRLREKEADLGIMLLIKTTGGYGHDIGHFGTLQTSKKLADQKAVAEVAEKYRAANVMVFMHVNVFEPTHFSKKRRPGQTFPKDGEEQRNNWNWGGTHKPMDLDDMAERNTDETIKRVAEGALPGFVMIYHDVMMNTQLTDMRPKSLKRIYRRARQFPVIMYWEWSSMLKSDVLFVHWYLSTVYAVDVAEAKSLSEIKRQSPDTVIVAENRESPNKEQRKGRKIKAIKVTLFMGWQWYPSAAEGIQALKEIVGQTL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290748596191" calcext:value-type="float">
            <text:p>23.3290748596191</text:p>
          </table:table-cell>
          <table:table-cell office:value-type="float" office:value="0" calcext:value-type="float">
            <text:p>0</text:p>
          </table:table-cell>
          <table:table-cell office:value-type="float" office:value="23.3763200563617" calcext:value-type="float">
            <text:p>23.3763200563617</text:p>
          </table:table-cell>
          <table:table-cell office:value-type="float" office:value="0.447082161286782" calcext:value-type="float">
            <text:p>0.447082161286782</text:p>
          </table:table-cell>
          <table:table-cell office:value-type="string" calcext:value-type="string">
            <text:p>MSFGLSMKRVELMIIPMSFGRDRQYPPAEIAERLERLRDLQPDIKLMILTKTNFFGVHDSHHFGSAKYLKKVADTEQGLKLLKKAKTNGIFFGVHMNFFEPHSYGREKNGREYKDPEDGETHRNWNWGEPHHRPDPEDIAKKNPEATLERIAEAGGVLGRYLYMDVFSNHQMGDTSEKDMERIAEIMPAKGVYMYMEWSSALQADVSFVHWLTWPTYILRTGQIVQQDEKAENGRNKVTIVTLDGEPNKKRRKSKRIEVFRVLYIGSWQAFAVPETVKTLIKELSAKVT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934364318848" calcext:value-type="float">
            <text:p>23.3934364318848</text:p>
          </table:table-cell>
          <table:table-cell office:value-type="float" office:value="0" calcext:value-type="float">
            <text:p>0</text:p>
          </table:table-cell>
          <table:table-cell office:value-type="float" office:value="23.4638462212807" calcext:value-type="float">
            <text:p>23.4638462212807</text:p>
          </table:table-cell>
          <table:table-cell office:value-type="float" office:value="0.47095691284229" calcext:value-type="float">
            <text:p>0.47095691284229</text:p>
          </table:table-cell>
          <table:table-cell office:value-type="string" calcext:value-type="string">
            <text:p>MRMYALAGKTEIFLIPMFFNGRRVPSAPVVEEALEKVAERKKGVEIWLLWKVNPFFIHDTMHWSPANALKSLSELKRGKKGIKQLKRAGIVFMVHYNIYEMSPNRYYQKKGRKHKSEDGQEHPMWNWGKRHRMPDADDIAKDQPTETVKQIQKLLPPMALFTYFDVGWNHQFGDLSDRQVKRMMERLSAVPTSIFMEWPTMARGGLQFVHWWPIQNYVMDTATVKELDDRGENFDGRLIRIESSNEDTKRKESGKQRTIDVLLWGTSWQYFYQGDSLKRVLKKAADQVT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299732208252" calcext:value-type="float">
            <text:p>23.3299732208252</text:p>
          </table:table-cell>
          <table:table-cell office:value-type="float" office:value="0" calcext:value-type="float">
            <text:p>0</text:p>
          </table:table-cell>
          <table:table-cell office:value-type="float" office:value="23.384772467945" calcext:value-type="float">
            <text:p>23.384772467945</text:p>
          </table:table-cell>
          <table:table-cell office:value-type="float" office:value="0.446864479780197" calcext:value-type="float">
            <text:p>0.446864479780197</text:p>
          </table:table-cell>
          <table:table-cell office:value-type="string" calcext:value-type="string">
            <text:p>MLMHSRPSNVYIMPIPMFFSPQQQYPASALKDLTKELAKRDNKYAGFILLKTNSGYGHDFGHFSLLERGEALQQVPQIKKLLKLTKARGVAMFVHTNIHEFAPFQRKNNSKHTKKDEDGQDREMWNWSGKRHRMDPKELVPEERKAYLKKIAKRVGTGIDFLYHDVFWNAQFRDMDRKRQRQILEAAGKNGMYVMTEWSSMARAGGAFVHWWTMPDYALAIQKSTSVQEQGKRHPKGVTAIVGDEEKTDEDKSGEKVLGITAVTVGGWQTAVNLPDIKKVVREAVKKVTL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4056987762451" calcext:value-type="float">
            <text:p>23.4056987762451</text:p>
          </table:table-cell>
          <table:table-cell office:value-type="float" office:value="0" calcext:value-type="float">
            <text:p>0</text:p>
          </table:table-cell>
          <table:table-cell office:value-type="float" office:value="23.4613043847702" calcext:value-type="float">
            <text:p>23.4613043847702</text:p>
          </table:table-cell>
          <table:table-cell office:value-type="float" office:value="0.470542829303906" calcext:value-type="float">
            <text:p>0.470542829303906</text:p>
          </table:table-cell>
          <table:table-cell office:value-type="string" calcext:value-type="string">
            <text:p>MLVLKDVKVVEISLIAMVFPNDRRATPAATEEVLKKLQEKGVDGANYLLWKGFTGGGHDMFHGNAADFPAAVKSSPKIKQILEKFPLLNLPLIMHYNIHEMGGYNAREKTGEDRDPDGEERERHWNWGRPSRTYDAEDLAKGQSEAYIKEFRKALRTPPIFLYHDVFHNHQYGDLSQERYKQLIKMMQIGPAYMFVEWGSMMERAGVFIHWWTAEQYVFSDLKNQELAQRNKRPGDVILIKEAQNGREKEKGAKEGRVAKVTIGLSFWQSWYSPDVLKRLLTRTVNKVKV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[[286, 575, 290, '-rrrrrrrrrrrrcgcgcgcrrrrrrrrrrrrrrrrrrrrrrrrrrrcgcgcrrrrcggccmcrrrrrrrrrrrrrrrrrrrrrrrrrrrrcccmcmrrgrrrrrrrrrrrrrrrrrrrrrrrcgggcccccrrlrrrrrrrrrrrrrrrrrrrrrrrrrrcgcmgrrgrgrrlrrrrrrrrrrrrrrrrrrrcccmgrrrrrrrrrgcggrrcrcgrrrrrrrrrrrrrrrrrrrrrrrrrrrrrrrrrrrrrrrrrrrrrrrrrcggcrrrrrrrrrrrrrrrrrrr-', 1, 0, 289]]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49:32.485543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6:47:16.113895342</meta:creation-date>
    <dc:date>2022-03-18T09:52:00.899473316</dc:date>
    <meta:editing-duration>PT3M19S</meta:editing-duration>
    <meta:editing-cycles>2</meta:editing-cycles>
    <meta:generator>LibreOffice/6.4.7.2$Linux_X86_64 LibreOffice_project/40$Build-2</meta:generator>
    <meta:document-statistic meta:table-count="2" meta:cell-count="681" meta:object-count="0"/>
  </office:meta>
</office:document-meta>
</file>